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0"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1"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2"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4" style:family="paragraph" style:parent-style-name="Standard">
      <style:text-properties style:font-name="Courier" fo:font-size="10pt" style:font-size-asian="10pt" style:font-size-complex="10pt"/>
    </style:style>
    <style:style style:name="P25"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6" style:family="paragraph" style:parent-style-name="Heading_20_1">
      <style:paragraph-properties fo:break-before="page"/>
    </style:style>
    <style:style style:name="P27" style:family="paragraph" style:parent-style-name="Contents_20_1">
      <style:paragraph-properties>
        <style:tab-stops>
          <style:tab-stop style:position="5.9638in" style:type="right" style:leader-style="dotted" style:leader-text="."/>
        </style:tab-stops>
      </style:paragraph-properties>
    </style:style>
    <style:style style:name="P28" style:family="paragraph" style:parent-style-name="Contents_20_2">
      <style:paragraph-properties>
        <style:tab-stops>
          <style:tab-stop style:position="5.5154in" style:type="right" style:leader-style="dotted" style:leader-text="."/>
        </style:tab-stops>
      </style:paragraph-properties>
    </style:style>
    <style:style style:name="P29" style:family="paragraph" style:parent-style-name="Contents_20_3">
      <style:paragraph-properties>
        <style:tab-stops>
          <style:tab-stop style:position="5.2673in" style:type="right" style:leader-style="dotted" style:leader-text="."/>
        </style:tab-stops>
      </style:paragraph-properties>
    </style:style>
    <style:style style:name="P30" style:family="paragraph">
      <style:paragraph-properties fo:text-align="center"/>
    </style:style>
    <style:style style:name="P31" style:family="paragraph">
      <style:paragraph-properties fo:text-align="center"/>
      <style:text-properties fo:font-weight="bold" style:font-weight-asian="bold" style:font-weight-complex="bold"/>
    </style:style>
    <style:style style:name="T1"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13">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7">1 BACKGROUND<text:tab/>4</text:p>
          <text:p text:style-name="P28">1.1 System Context<text:tab/>4</text:p>
          <text:p text:style-name="P28">1.2 Requirements<text:tab/>4</text:p>
          <text:p text:style-name="P29">1.2.1 fixApprovedVos<text:tab/>4</text:p>
          <text:p text:style-name="P29">1.2.2 checkMyVomsRecords<text:tab/>4</text:p>
          <text:p text:style-name="P29">1.2.3 newVomsRecsForMySite<text:tab/>5</text:p>
          <text:p text:style-name="P29">1.2.4 getLSCRecords<text:tab/>5</text:p>
          <text:p text:style-name="P29">1.2.5 checkMyLSCRecords<text:tab/>5</text:p>
          <text:p text:style-name="P29">1.2.6 ConvertSidsToVods<text:tab/>5</text:p>
          <text:p text:style-name="P27">2 DESIGN<text:tab/>6</text:p>
          <text:p text:style-name="P28">2.1 High Level Design<text:tab/>6</text:p>
          <text:p text:style-name="P28">2.2 Notes on SIDs and VODs<text:tab/>6</text:p>
          <text:p text:style-name="P28">2.3 Flags and options for VomsSnooper<text:tab/>7</text:p>
          <text:p text:style-name="P28">2.4 Flags and options for CicToLsc<text:tab/>7</text:p>
          <text:p text:style-name="P28">2.5 Flags and options for SidFormatter<text:tab/>7</text:p>
          <text:p text:style-name="P27">3 BUILD AND INSTALL<text:tab/>8</text:p>
          <text:p text:style-name="P27">4 USE<text:line-break/><text:tab/>9</text:p>
          <text:p text:style-name="P28">4.1 fixApprovedVos<text:tab/>9</text:p>
          <text:p text:style-name="P29">4.1.1 Process<text:tab/>9</text:p>
          <text:p text:style-name="P29">4.1.2 Principles of operation<text:tab/>9</text:p>
          <text:p text:style-name="P28">4.2 checkMyVomsRecords<text:tab/>10</text:p>
          <text:p text:style-name="P29">4.2.1 Process<text:tab/>10</text:p>
          <text:p text:style-name="P29">4.2.2 Principles of operation<text:tab/>10</text:p>
          <text:p text:style-name="P28"><text:soft-page-break/>4.3 newVomsRecsForMySite<text:tab/>11</text:p>
          <text:p text:style-name="P29">4.3.1 Process<text:tab/>11</text:p>
          <text:p text:style-name="P29">4.3.2 Principles of operation<text:tab/>11</text:p>
          <text:p text:style-name="P28">4.4 getLSCRecords<text:tab/>12</text:p>
          <text:p text:style-name="P29">4.4.1 Process<text:tab/>12</text:p>
          <text:p text:style-name="P29">4.4.2 Principles of operation<text:tab/>12</text:p>
          <text:p text:style-name="P28">4.5 convertSidsToVods<text:tab/>12</text:p>
          <text:p text:style-name="P29">4.5.1 Process<text:tab/>12</text:p>
          <text:p text:style-name="P29">4.5.2 Principles of operation<text:tab/>12</text:p>
          <text:p text:style-name="P28">4.6 fixApprovedVos<text:tab/>13</text:p>
          <text:p text:style-name="P29">4.6.1 Process<text:tab/>13</text:p>
          <text:p text:style-name="P29">4.6.2 Principles of operation<text:tab/>13</text:p>
          <text:p text:style-name="P28">4.7 convertSidsToVods<text:tab/>14</text:p>
          <text:p text:style-name="P29">4.7.1 Process<text:tab/>14</text:p>
          <text:p text:style-name="P29">4.7.2 Principles of operation<text:tab/>14</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e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e main process described here is intended to provide a bridge between the XML data and the Yaim inputs in order to ensure they are correct with the minimum amount of user intervention. The cases supported at present are:</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h text:style-name="Heading_20_3" text:outline-level="3"><text:s/>ConvertSidsToVods</text:h>
      <text:p text:style-name="Standard">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work with DNS style names, so now the way to specify VOMS records is to place them in separate file under the vo.d directory (which lies in the same directory as the site-info.def file itself). Each individual file is named after the VO concerned (VODs format).</text:p>
      <text:p text:style-name="Standard"/>
      <text:p text:style-name="Standard">It is not convenient to have some VOs represented in one format, and others represented in another format. And as DNS style VOs can't be represented in SIDS format, it makes sense to represent all VOs in VODS format. A tool, ConvertSidsToVods.pl, has been provided to allow conversion of all VOs into VODS format. </text:p>
      <text:p text:style-name="Standard"/>
      <text:p text:style-name="Standard"/>
      <text:p text:style-name="Standard"/>
      <text:p text:style-name="Standard"/>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5" draw:style-name="gr2" draw:text-style-name="P30" svg:x1="0.9618in" svg:y1="0.5642in" svg:x2="1.4618in" svg:y2="0.1161in"><text:p/></draw:line><draw:line text:anchor-type="paragraph" draw:z-index="7" draw:style-name="gr2" draw:text-style-name="P31" svg:x1="2.4516in" svg:y1="0.0016in" svg:x2="3.0035in" svg:y2="0.3287in"><text:p/></draw:line><draw:frame text:anchor-type="paragraph" draw:z-index="9"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3"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6" draw:style-name="gr2" draw:text-style-name="P30" svg:x1="0.9618in" svg:y1="0.0752in" svg:x2="1.4307in" svg:y2="0.5024in"><text:p/></draw:line><draw:frame text:anchor-type="paragraph" draw:z-index="10" draw:style-name="gr4" svg:width="-0.1776in" svg:height="-0.213in" svg:x="3.0764in" svg:y="0.3917in"><draw:text-box><text:p>*</text:p></draw:text-box></draw:frame></text:p>
      <text:p text:style-name="Standard"><draw:line text:anchor-type="paragraph" draw:z-index="8" draw:style-name="gr2" draw:text-style-name="P30" svg:x1="2.6909in" svg:y1="0.526in" svg:x2="3.0035in" svg:y2="0.0717in"><text:p/></draw:line><draw:line text:anchor-type="paragraph" draw:z-index="11" draw:style-name="gr2" draw:text-style-name="P30" svg:x1="3.9201in" svg:y1="0.0717in" svg:x2="4.2638in" svg:y2="0.6343in"><text:p/></draw:line><draw:custom-shape text:anchor-type="paragraph" draw:z-index="14" draw:style-name="gr1" svg:width="1.2606in" svg:height="0.6669in" svg:x="1.4827in" svg:y="0.0193in"><text:p>VomsSnooper</text:p><draw:enhanced-geometry svg:viewBox="0 0 21600 21600" draw:glue-points="10800 0 0 10800 10800 21600 21600 10800" draw:type="flowchart-process" draw:enhanced-path="M 0 0 L 21600 0 21600 21600 0 21600 0 0 Z N"/></draw:custom-shape><draw:line text:anchor-type="paragraph" draw:z-index="17" draw:style-name="gr2" draw:text-style-name="P30" svg:x1="3.2535in" svg:y1="1.0945in" svg:x2="3.3472in" svg:y2="0.0717in"><text:p/></draw:line><draw:frame text:anchor-type="paragraph" draw:z-index="18" draw:style-name="gr4" svg:width="-0.1669in" svg:height="-0.213in" svg:x="3.5138in" svg:y="0.2217in"><draw:text-box><text:p>*</text:p></draw:text-box></draw:frame></text:p>
      <text:p text:style-name="Standard"><draw:frame text:anchor-type="paragraph" draw:z-index="12" draw:style-name="gr3" svg:width="0.2295in" svg:height="0.1862in" svg:x="4.2638in" svg:y="0.2634in"><draw:text-box><text:p>*</text:p></draw:text-box></draw:fram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3" draw:style-name="gr2" draw:text-style-name="P30" svg:x1="1.0035in" svg:y1="0.6319in" svg:x2="1.8055in" svg:y2="0.1319in"><text:p/></draw:line></text:p>
      <text:p text:style-name="Standard"/>
      <text:p text:style-name="Standard"><draw:custom-shape text:anchor-type="paragraph" draw:z-index="15" draw:style-name="gr1" svg:width="1.2606in" svg:height="0.6669in" svg:x="2.1181in" svg:y="0.1709in"><text:p>CicToLsc</text:p><draw:enhanced-geometry svg:viewBox="0 0 21600 21600" draw:glue-points="10800 0 0 10800 10800 21600 21600 10800" draw:type="flowchart-process" draw:enhanced-path="M 0 0 L 21600 0 21600 21600 0 21600 0 0 Z N"/></draw:custom-shape></text:p>
      <text:p text:style-name="Standard"><draw:custom-shape text:anchor-type="paragraph" draw:z-index="4" draw:style-name="gr1" svg:width="1.5106in" svg:height="0.6669in" svg:x="0.0453in" svg:y="0.078in"><text:p>VoidCardXmlParser</text:p><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6" draw:style-name="gr2" draw:text-style-name="P30" svg:x1="1.5555in" svg:y1="0.0327in" svg:x2="2.1181in" svg:y2="0.0016in"><text:p/></draw:line></text:p>
      <text:p text:style-name="Standard"/>
      <text:p text:style-name="Standard"/>
      <text:p text:style-name="Standard"/>
      <text:p text:style-name="Standard"/>
      <text:p text:style-name="Standard">The software has three entry points (mains). VomsSnooper, uses a Sax parser to parse the CIC portal XML and split it out into records for formatting and printing in a standard, sorted way suitable for Yaim. CicToLsc also uses the parser, but only includes functionality for making LSC files. It is for the convenience of people who wish to bypass the Yaim configuration process. The last main, SidFormatter, parses existing Yaim files (site-info.def, vo.d) and also prints them out in a standard, sorted manner. 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6">formats it into a standard, sorted manner for Yaim. </text:p>
      <text:p text:style-name="P18"/>
      <text:p text:style-name="P16">Mandatory arguments: </text:p>
      <text:p text:style-name="P16"><text:s text:c="2"/>--xmlfile f <text:s text:c="6"/># Input XML file downloaded from CIC portal</text:p>
      <text:p text:style-name="P16"><text:s text:c="2"/>--myvos <text:s text:c="2"/>f <text:s text:c="6"/># Names of VO that I support</text:p>
      <text:p text:style-name="P16"><text:s text:c="2"/>--vodfile f <text:s text:c="6"/># Names of VO that must be output in VOD format</text:p>
      <text:p text:style-name="P16"><text:s text:c="2"/>--outfile f <text:s text:c="6"/># Where to write SIDs (records that can be</text:p>
      <text:p text:style-name="P16"><text:s text:c="22"/>represented in a site-info.def)</text:p>
      <text:p text:style-name="P16">Optional arguments: </text:p>
      <text:p text:style-name="P16"><text:s text:c="2"/>--help <text:s text:c="11"/># Prints this info</text:p>
      <text:p text:style-name="P16"><text:s text:c="2"/>--voddir <text:s/>d <text:s text:c="6"/># Where to write VODs (records that cannot be</text:p>
      <text:p text:style-name="P16"><text:s text:c="22"/>represented in a site-info.def)</text:p>
      <text:p text:style-name="P16"><text:s text:c="2"/>--printvodtitle <text:s text:c="2"/># When printing VODs, put the name of the VOD file</text:p>
      <text:p text:style-name="P16"><text:s text:c="22"/>in the output</text:p>
      <text:p text:style-name="P16"><text:s text:c="2"/>--nosillysids <text:s text:c="4"/># When printing SIDs, don't reject ones with silly</text:p>
      <text:p text:style-name="P16"><text:s text:c="22"/>names (DNS/dot style)</text:p>
      <text:p text:style-name="P16"><text:s text:c="2"/>--extrafields <text:s text:c="4"/># Print some extra fields (not recommended)</text:p>
      <text:p text:style-name="P16"><text:s text:c="2"/>--contactsfile <text:s text:c="3"/># Where to print the VO contacts (not recommended)</text:p>
      <text:p text:style-name="P16"><text:s text:c="2"/>--vomsdir <text:s text:c="8"/># Where to print LSC Files </text:p>
      <text:h text:style-name="Heading_20_2" text:outline-level="2"><text:s/>Flags and options for CicToLsc</text:h>
      <text:p text:style-name="P8">This tool takes an XML file from the CIC portal, and </text:p>
      <text:p text:style-name="P8">creates a set of LSC files from the data, bypassing Yaim. </text:p>
      <text:p text:style-name="P8"/>
      <text:p text:style-name="P8">Mandatory arguments: </text:p>
      <text:p text:style-name="P8"><text:s text:c="2"/>--xmlfile <text:s text:c="6"/>f <text:s text:c="6"/># Input XML file downloaded from CIC portal </text:p>
      <text:p text:style-name="P8"><text:s text:c="2"/>--approvedvos <text:s text:c="2"/>f <text:s text:c="6"/># File of names of VOs that I support </text:p>
      <text:p text:style-name="P8"><text:s text:c="2"/>--vomsdir <text:s text:c="14"/># Where to print LSC Files </text:p>
      <text:p text:style-name="P8">Optional arguments: </text:p>
      <text:p text:style-name="P8"><text:s text:c="2"/>--help <text:s text:c="17"/># Prints this info</text:p>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19"/>
      <text:p text:style-name="P17">Mandatory arguments: </text:p>
      <text:p text:style-name="P17"><text:s text:c="2"/>--oldsiddir dir <text:s text:c="2"/># Some existing directory that contains a populated</text:p>
      <text:p text:style-name="P17"><text:s text:c="22"/>site-info.def file and vo.d directory</text:p>
      <text:p text:style-name="P17"><text:s text:c="2"/>--newsiddir dir <text:s text:c="2"/># Some existing directory that contains an unpopulated</text:p>
      <text:p text:style-name="P17"><text:s text:c="22"/>site-info.def file and vo.d directory</text:p>
      <text:p text:style-name="P16"><text:s text:c="2"/>--myvos <text:s text:c="2"/>f <text:s text:c="4"/># Names of VOs that I support</text:p>
      <text:p text:style-name="P17">Optional arguments: </text:p>
      <text:p text:style-name="P17"><text:s text:c="2"/>--flat <text:s text:c="11"/># Print all the records out in a site-info.def, even</text:p>
      <text:p text:style-name="P17"><text:s text:c="22"/>when they are silly sids</text:p>
      <text:p text:style-name="P17"><text:s text:c="2"/>--help <text:s text:c="11"/># Prints this info</text:p>
      <text:p text:style-name="P10"/>
      <text:h text:style-name="P26"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20">https://www.gridpp.ac.uk/wiki/GridPP_approved_VOs#Approved_Global_VOs</text:p>
      <text:p text:style-name="P20"/>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20"><text:soft-page-break/></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1"/>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text:span text:style-name="T1">checkMyLSCRecords.sh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nging out a <text:soft-page-break/>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p text:style-name="Standard"/>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20">https://www.gridpp.ac.uk/wiki/GridPP_approved_VOs#Approved_Global_VOs</text:p>
      <text:p text:style-name="P20"/>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Standard"><text:soft-page-break/></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text:span text:style-name="T1">checkMyLSCRecords.sh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ting out a 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36</meta:editing-cycles>
    <meta:editing-duration>PT04H15M49S</meta:editing-duration>
    <meta:initial-creator>Steve Jones</meta:initial-creator>
    <dc:date>2012-06-28T17:14:10</dc:date>
    <dc:creator>Steve Jones</dc:creator>
    <meta:document-statistic meta:table-count="0" meta:image-count="0" meta:object-count="0" meta:page-count="14" meta:paragraph-count="214" meta:word-count="3020" meta:character-count="18687"/>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